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7" style:parent-style-name="ListParagraph" style:list-style-name="LFO2" style:family="paragraph">
      <style:text-properties fo:language="en" fo:country="US"/>
    </style:style>
    <style:style style:name="P8" style:parent-style-name="ListParagraph" style:list-style-name="LFO2" style:family="paragraph">
      <style:text-properties fo:language="en" fo:country="US"/>
    </style:style>
    <style:style style:name="P9" style:parent-style-name="ListParagraph" style:list-style-name="LFO2" style:family="paragraph">
      <style:text-properties fo:language="en" fo:country="US"/>
    </style:style>
    <style:style style:name="P10" style:parent-style-name="ListParagraph" style:list-style-name="LFO2" style:family="paragraph">
      <style:text-properties fo:language="en" fo:country="US"/>
    </style:style>
    <style:style style:name="P11" style:parent-style-name="ListParagraph" style:list-style-name="LFO2" style:family="paragraph">
      <style:text-properties fo:language="en" fo:country="US"/>
    </style:style>
    <style:style style:name="P12" style:parent-style-name="ListParagraph" style:list-style-name="LFO2" style:family="paragraph">
      <style:text-properties fo:language="en" fo:country="US"/>
    </style:style>
    <style:style style:name="P13" style:parent-style-name="ListParagraph" style:list-style-name="LFO2" style:family="paragraph">
      <style:text-properties fo:language="en" fo:country="US"/>
    </style:style>
    <style:style style:name="P14" style:parent-style-name="ListParagraph" style:list-style-name="LFO2" style:family="paragraph">
      <style:text-properties fo:language="en" fo:country="US"/>
    </style:style>
    <style:style style:name="P15" style:parent-style-name="ListParagraph" style:family="paragraph">
      <style:paragraph-properties fo:text-indent="0.5in"/>
      <style:text-properties fo:language="en" fo:country="US"/>
    </style:style>
    <style:style style:name="P16" style:parent-style-name="ListParagraph" style:list-style-name="LFO2" style:family="paragraph">
      <style:text-properties fo:language="en" fo:country="US"/>
    </style:style>
    <style:style style:name="P1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8" style:parent-style-name="ListParagraph" style:list-style-name="LFO3" style:family="paragraph">
      <style:text-properties fo:language="en" fo:country="US"/>
    </style:style>
    <style:style style:name="P19" style:parent-style-name="ListParagraph" style:family="paragraph">
      <style:text-properties fo:language="en" fo:country="US"/>
    </style:style>
    <style:style style:name="P20" style:parent-style-name="ListParagraph" style:family="paragraph">
      <style:text-properties fo:language="en" fo:country="US"/>
    </style:style>
    <style:style style:name="P21" style:parent-style-name="ListParagraph" style:family="paragraph">
      <style:text-properties fo:language="en" fo:country="US"/>
    </style:style>
    <style:style style:name="P22" style:parent-style-name="ListParagraph" style:list-style-name="LFO3" style:family="paragraph">
      <style:text-properties fo:language="en" fo:country="US"/>
    </style:style>
    <style:style style:name="P23" style:parent-style-name="ListParagraph" style:list-style-name="LFO3" style:family="paragraph">
      <style:text-properties fo:language="en" fo:country="US"/>
    </style:style>
    <style:style style:name="P24" style:parent-style-name="ListParagraph" style:list-style-name="LFO3" style:family="paragraph"/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P27" style:parent-style-name="ListParagraph" style:list-style-name="LFO3" style:family="paragraph">
      <style:text-properties fo:language="en" fo:country="US"/>
    </style:style>
    <style:style style:name="P28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29" style:parent-style-name="ListParagraph" style:list-style-name="LFO3" style:family="paragraph">
      <style:text-properties fo:language="en" fo:country="US"/>
    </style:style>
    <style:style style:name="P30" style:parent-style-name="ListParagraph" style:family="paragraph">
      <style:text-properties fo:language="en" fo:country="US"/>
    </style:style>
    <style:style style:name="P3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style:font-name="Segoe UI Symbol" style:font-name-complex="Segoe UI Symbol"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style:font-name="Segoe UI Symbol" style:font-name-complex="Segoe UI Symbol"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style:font-name="Segoe UI Symbol" style:font-name-complex="Segoe UI Symbol" fo:language="en" fo:country="US"/>
    </style:style>
    <style:style style:name="T51" style:parent-style-name="DefaultParagraphFont" style:family="text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style:font-name="Segoe UI Symbol" style:font-name-complex="Segoe UI Symbol" fo:language="en" fo:country="US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language="en" fo:country="US"/>
    </style:style>
    <style:style style:name="T66" style:parent-style-name="DefaultParagraphFont" style:family="text">
      <style:text-properties style:font-name="Segoe UI Symbol" style:font-name-complex="Segoe UI Symbol" fo:language="en" fo:country="US"/>
    </style:style>
    <style:style style:name="T67" style:parent-style-name="DefaultParagraphFont" style:family="text">
      <style:text-properties fo:language="en" fo:country="US"/>
    </style:style>
    <style:style style:name="T68" style:parent-style-name="DefaultParagraphFont" style:family="text">
      <style:text-properties fo:language="en" fo:country="US"/>
    </style:style>
    <style:style style:name="T69" style:parent-style-name="DefaultParagraphFont" style:family="text">
      <style:text-properties style:font-name="Segoe UI Symbol" style:font-name-complex="Segoe UI Symbol" fo:language="en" fo:country="US"/>
    </style:style>
    <style:style style:name="T70" style:parent-style-name="DefaultParagraphFont" style:family="text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T73" style:parent-style-name="DefaultParagraphFont" style:family="text">
      <style:text-properties fo:language="en" fo:country="US"/>
    </style:style>
    <style:style style:name="T74" style:parent-style-name="DefaultParagraphFont" style:family="text">
      <style:text-properties style:font-name="Segoe UI Symbol" style:font-name-complex="Segoe UI Symbol" fo:language="en" fo:country="US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fo:language="en" fo:country="US"/>
    </style:style>
    <style:style style:name="T77" style:parent-style-name="DefaultParagraphFont" style:family="text">
      <style:text-properties style:font-name="Segoe UI Symbol" style:font-name-complex="Segoe UI Symbol" fo:language="en" fo:country="US"/>
    </style:style>
    <style:style style:name="T78" style:parent-style-name="DefaultParagraphFont" style:family="text">
      <style:text-properties fo:language="en" fo:country="US"/>
    </style:style>
    <style:style style:name="T79" style:parent-style-name="DefaultParagraphFont" style:family="text">
      <style:text-properties fo:language="en" fo:country="US"/>
    </style:style>
    <style:style style:name="T80" style:parent-style-name="DefaultParagraphFont" style:family="text">
      <style:text-properties style:font-name="Segoe UI Symbol" style:font-name-complex="Segoe UI Symbol" fo:language="en" fo:country="US"/>
    </style:style>
    <style:style style:name="T81" style:parent-style-name="DefaultParagraphFont" style:family="text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style:font-name="Segoe UI Symbol" style:font-name-complex="Segoe UI Symbol" fo:language="en" fo:country="US"/>
    </style:style>
    <style:style style:name="T86" style:parent-style-name="DefaultParagraphFont" style:family="text">
      <style:text-properties fo:language="en" fo:country="US"/>
    </style:style>
    <style:style style:name="T87" style:parent-style-name="DefaultParagraphFont" style:family="text">
      <style:text-properties fo:language="en" fo:country="US"/>
    </style:style>
    <style:style style:name="T88" style:parent-style-name="DefaultParagraphFont" style:family="text">
      <style:text-properties style:font-name="Segoe UI Symbol" style:font-name-complex="Segoe UI Symbol" fo:language="en" fo:country="US"/>
    </style:style>
    <style:style style:name="T89" style:parent-style-name="DefaultParagraphFont" style:family="text">
      <style:text-properties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DefaultParagraphFont" style:family="text">
      <style:text-properties style:font-name="Segoe UI Symbol" style:font-name-complex="Segoe UI Symbol" fo:language="en" fo:country="US"/>
    </style:style>
    <style:style style:name="T92" style:parent-style-name="DefaultParagraphFont" style:family="text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T95" style:parent-style-name="DefaultParagraphFont" style:family="text">
      <style:text-properties fo:language="en" fo:country="US"/>
    </style:style>
    <style:style style:name="T96" style:parent-style-name="DefaultParagraphFont" style:family="text">
      <style:text-properties style:font-name="Segoe UI Symbol" style:font-name-complex="Segoe UI Symbol" fo:language="en" fo:country="US"/>
    </style:style>
    <style:style style:name="T97" style:parent-style-name="DefaultParagraphFont" style:family="text">
      <style:text-properties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style:font-name="Segoe UI Symbol" style:font-name-complex="Segoe UI Symbol" fo:language="en" fo:country="US"/>
    </style:style>
    <style:style style:name="T100" style:parent-style-name="DefaultParagraphFont" style:family="text">
      <style:text-properties fo:language="en" fo:country="US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style:font-name="Segoe UI Symbol" style:font-name-complex="Segoe UI Symbol" fo:language="en" fo:country="US"/>
    </style:style>
    <style:style style:name="T103" style:parent-style-name="DefaultParagraphFont" style:family="text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T106" style:parent-style-name="DefaultParagraphFont" style:family="text">
      <style:text-properties fo:language="en" fo:country="US"/>
    </style:style>
    <style:style style:name="T107" style:parent-style-name="DefaultParagraphFont" style:family="text">
      <style:text-properties style:font-name="Segoe UI Symbol" style:font-name-complex="Segoe UI Symbol" fo:language="en" fo:country="US"/>
    </style:style>
    <style:style style:name="T108" style:parent-style-name="DefaultParagraphFont" style:family="text">
      <style:text-properties fo:language="en" fo:country="US"/>
    </style:style>
    <style:style style:name="T109" style:parent-style-name="DefaultParagraphFont" style:family="text">
      <style:text-properties fo:language="en" fo:country="US"/>
    </style:style>
    <style:style style:name="T110" style:parent-style-name="DefaultParagraphFont" style:family="text">
      <style:text-properties style:font-name="Segoe UI Symbol" style:font-name-complex="Segoe UI Symbol" fo:language="en" fo:country="US"/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fo:language="en" fo:country="US"/>
    </style:style>
    <style:style style:name="T113" style:parent-style-name="DefaultParagraphFont" style:family="text">
      <style:text-properties style:font-name="Segoe UI Symbol" style:font-name-complex="Segoe UI Symbol" fo:language="en" fo:country="US"/>
    </style:style>
    <style:style style:name="T114" style:parent-style-name="DefaultParagraphFont" style:family="text">
      <style:text-properties fo:language="en" fo:country="US"/>
    </style:style>
    <style:style style:name="T115" style:parent-style-name="DefaultParagraphFont" style:family="text">
      <style:text-properties fo:language="en" fo:country="US"/>
    </style:style>
    <style:style style:name="T116" style:parent-style-name="DefaultParagraphFont" style:family="text">
      <style:text-properties style:font-name="Segoe UI Symbol" style:font-name-complex="Segoe UI Symbol" fo:language="en" fo:country="US"/>
    </style:style>
    <style:style style:name="T117" style:parent-style-name="DefaultParagraphFont" style:family="text">
      <style:text-properties fo:language="en" fo:country="US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style:font-name="Segoe UI Symbol" style:font-name-complex="Segoe UI Symbol" fo:language="en" fo:country="US"/>
    </style:style>
    <style:style style:name="T120" style:parent-style-name="DefaultParagraphFont" style:family="text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T124" style:parent-style-name="DefaultParagraphFont" style:family="text">
      <style:text-properties style:font-name="Segoe UI Symbol" style:font-name-complex="Segoe UI Symbol" fo:language="en" fo:country="US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style:font-name="Segoe UI Symbol" style:font-name-complex="Segoe UI Symbol"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style:font-name="Segoe UI Symbol" style:font-name-complex="Segoe UI Symbol" fo:language="en" fo:country="US"/>
    </style:style>
    <style:style style:name="T131" style:parent-style-name="DefaultParagraphFont" style:family="text">
      <style:text-properties fo:language="en" fo:country="US"/>
    </style:style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style:font-name="Segoe UI Symbol" style:font-name-complex="Segoe UI Symbol" fo:language="en" fo:country="US"/>
    </style:style>
    <style:style style:name="T134" style:parent-style-name="DefaultParagraphFont" style:family="text">
      <style:text-properties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style:font-name="Segoe UI Symbol" style:font-name-complex="Segoe UI Symbol" fo:language="en" fo:country="US"/>
    </style:style>
    <style:style style:name="T137" style:parent-style-name="DefaultParagraphFont" style:family="text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</office:automatic-styles>
  <office:body>
    <office:text text:use-soft-page-breaks="true">
      <text:p text:style-name="P1">Test Automation<text:s/></text:p>
      <text:p text:style-name="P2">The project is built with cucumber framework. Design pattern used here is Page Object Model. Chai is used for assertion.<text:s/></text:p>
      <text:p text:style-name="P3">Tools:</text:p>
      <text:list text:style-name="LFO1" text:continue-numbering="true">
        <text:list-item>
          <text:p text:style-name="P4">VSCodeUserSetup-x64-1.63.2<text:s/></text:p>
        </text:list-item>
        <text:list-item>
          <text:p text:style-name="P5">node-v16.13.2-x64</text:p>
        </text:list-item>
      </text:list>
      <text:p text:style-name="P6">Setup and Execution:</text:p>
      <text:list text:style-name="LFO2" text:continue-numbering="true">
        <text:list-item>
          <text:p text:style-name="P7">Get the code from the git repository</text:p>
        </text:list-item>
        <text:list-item>
          <text:p text:style-name="P8">Open the project in VS code and open new terminal</text:p>
        </text:list-item>
        <text:list-item>
          <text:p text:style-name="P9">Run following commands</text:p>
          <text:list text:continue-numbering="true">
            <text:list-item>
              <text:p text:style-name="P10"><text:s text:c="3"/>npm init</text:p>
            </text:list-item>
            <text:list-item>
              <text:p text:style-name="P11">npm install webdriverio --save-dev</text:p>
            </text:list-item>
            <text:list-item>
              <text:p text:style-name="P12">npm install @wdio/cli</text:p>
            </text:list-item>
            <text:list-item>
              <text:p text:style-name="P13">./node_modules/.bin/wdio config</text:p>
            </text:list-item>
          </text:list>
        </text:list-item>
        <text:list-item>
          <text:p text:style-name="P14">To run the tests ,execute the following<text:s/></text:p>
        </text:list-item>
      </text:list>
      <text:p text:style-name="P15">npx wdio run wdio.conf.js</text:p>
      <text:list text:style-name="LFO2" text:continue-numbering="true">
        <text:list-item>
          <text:p text:style-name="P16">Selected chromedriver for running the test</text:p>
        </text:list-item>
      </text:list>
      <text:p text:style-name="P17">Folder structure:</text:p>
      <text:list text:style-name="LFO3" text:continue-numbering="true">
        <text:list-item>
          <text:p text:style-name="P18">Under Page Objects folder there are 4 files that contains the web elements locators and actions.</text:p>
        </text:list-item>
      </text:list>
      <text:p text:style-name="P19">carsafety.page.js<text:s/>- contains web locators for car safety page</text:p>
      <text:p text:style-name="P20">home.page.js<text:s text:c="6"/>- contains web locator and actions for Campaign home page</text:p>
      <text:p text:style-name="P21">ourcars.page.js<text:s text:c="2"/>- contains<text:s/>web locators and actions for Our Cars menu</text:p>
      <text:list text:style-name="LFO3" text:continue-numbering="true">
        <text:list-item>
          <text:p text:style-name="P22">Under Step definitions there is a step file which contains the steps to be executed as a part of test.</text:p>
        </text:list-item>
        <text:list-item>
          <text:p text:style-name="P23">There are 2 feature files.</text:p>
          <text:list text:continue-numbering="true">
            <text:list-item>
              <text:p text:style-name="P24"><text:s/><text:span text:style-name="T25">campaign.feature</text:span><text:span text:style-name="T26"><text:s/>–contains test scenarios related to campaign page</text:span></text:p>
            </text:list-item>
            <text:list-item>
              <text:p text:style-name="P27">carsafety.feature<text:s/>– contains test scenario related to car safety page</text:p>
            </text:list-item>
          </text:list>
        </text:list-item>
      </text:list>
      <text:p text:style-name="P28">NOTE: Created 2 feature file to demonstrate parallel execution.</text:p>
      <text:list text:style-name="LFO3" text:continue-numbering="true">
        <text:list-item>
          <text:p text:style-name="P29">allure-results – contains test results in<text:s/>allure reporting tool.</text:p>
        </text:list-item>
      </text:list>
      <text:p text:style-name="P30"/>
      <text:p text:style-name="P31">Reports:</text:p>
      <text:p text:style-name="P32">For reporting I have used allure and spec.</text:p>
      <text:p text:style-name="P33">I have performed tests that include verifying element existence, scrolling, element interaction, element state.</text:p>
      <text:p text:style-name="P34"/>
      <text:p text:style-name="P35">"spec" Reporter:</text:p>
      <text:p text:style-name="P36">------------------------------------------------------------------</text:p>
      <text:p text:style-name="P37">[chrome 97.0.4692.71 windows #0-1] Running: chrome (v97.0.4692.71) on windows</text:p>
      <text:soft-page-break/>
      <text:p text:style-name="P38">[chrome 97.0.4692.71 windows #0-1] Session ID: 1870bf3c656c23e1b8ae965d9b51b6f6</text:p>
      <text:p text:style-name="P39">[chrome 97.0.4692.71 windows #0-1]</text:p>
      <text:p text:style-name="P40">[chrome 97.0.4692.71 windows #0-1] » \features\carsafety.feature</text:p>
      <text:p text:style-name="P41">[chrome 97.0.4692.71 windows #0-1] Automating car safety page</text:p>
      <text:p text:style-name="P42">[chrome 97.0.4692.71 windows #0-1] TC -007 Clicking on Car Safety link,navigates you to Car Safety Page <text:s text:c="4"/></text:p>
      <text:p text:style-name="Normal"><text:span text:style-name="T43">[chrome 97.0.4692.71 windows #0-1] <text:s text:c="3"/></text:span><text:span text:style-name="T44">✓</text:span><text:span text:style-name="T45"><text:s/>Given the start page is the homepage</text:span></text:p>
      <text:p text:style-name="Normal"><text:span text:style-name="T46">[chrome 97.0.4692.71 windows #0-1] <text:s text:c="3"/></text:span><text:span text:style-name="T47">✓</text:span><text:span text:style-name="T48"><text:s/>When I click on Car Safety link</text:span></text:p>
      <text:p text:style-name="Normal"><text:span text:style-name="T49">[chrome 97.0.4692.71 windows #0-1] <text:s text:c="3"/></text:span><text:span text:style-name="T50">✓</text:span><text:span text:style-name="T51"><text:s/>Then I will be navigated to Car Safety page</text:span></text:p>
      <text:p text:style-name="P52">[chrome 97.0.4692.71 windows #0-1]</text:p>
      <text:p text:style-name="P53">[chrome 97.0.4692.71 windows #0-1] 3 passing (7.3s)</text:p>
      <text:p text:style-name="P54">------------------------------------------------------------------</text:p>
      <text:p text:style-name="P55">[chrome 97.0.4692.71 windows #0-0] Running: chrome (v97.0.4692.71) on windows</text:p>
      <text:p text:style-name="P56">[chrome 97.0.4692.71 windows #0-0] Session ID: 9a84fd606785e94271a995ed125e7506</text:p>
      <text:p text:style-name="P57">[chrome 97.0.4692.71 windows #0-0]</text:p>
      <text:p text:style-name="P58">[chrome 97.0.4692.71 windows #0-0] » \features\campaign.feature</text:p>
      <text:p text:style-name="P59">[chrome 97.0.4692.71 windows #0-0] Automating the volvocars Campaign page</text:p>
      <text:p text:style-name="P60">[chrome 97.0.4692.71 windows #0-0] TC-001 Navigating to homepage, click on ourcars link on top right corner<text:s/></text:p>
      <text:p text:style-name="P61">and verify the available vehicles</text:p>
      <text:p text:style-name="Normal"><text:span text:style-name="T62">[chrome 97.0.4692.71 windows #0-0] <text:s text:c="3"/></text:span><text:span text:style-name="T63">✓</text:span><text:span text:style-name="T64"><text:s/>Given the start page is the homepage</text:span></text:p>
      <text:p text:style-name="Normal"><text:span text:style-name="T65">[chrome 97.0.4692.71 windows #0-0] <text:s text:c="3"/></text:span><text:span text:style-name="T66">✓</text:span><text:span text:style-name="T67"><text:s/>When the Ourcars link is clicked on the top right corner</text:span></text:p>
      <text:p text:style-name="Normal"><text:span text:style-name="T68">[chrome 97.0.4692.71 windows #0-0] <text:s text:c="3"/></text:span><text:span text:style-name="T69">✓</text:span><text:span text:style-name="T70"><text:s/>Then 3 SUV hybrid models of vehicles are present</text:span></text:p>
      <text:p text:style-name="P71">[chrome 97.0.4692.71 windows #0-0]</text:p>
      <text:p text:style-name="P72">[chrome 97.0.4692.71 windows #0-0] TC-002 Verify that under Hydrids, 4th SUV models is not present</text:p>
      <text:p text:style-name="Normal"><text:span text:style-name="T73">[chrome 97.0.4692.71 windows #0-0] <text:s text:c="3"/></text:span><text:span text:style-name="T74">✓</text:span><text:span text:style-name="T75"><text:s/>Given Homepage is launched</text:span></text:p>
      <text:p text:style-name="Normal"><text:span text:style-name="T76">[chrome 97.0.4692.71 windows #0-0] <text:s text:c="3"/></text:span><text:span text:style-name="T77">✓</text:span><text:span text:style-name="T78"><text:s/>When Click in Our Cars link</text:span></text:p>
      <text:p text:style-name="Normal"><text:span text:style-name="T79">[chrome 97.0.4692.71 windows #0-0] <text:s text:c="3"/></text:span><text:span text:style-name="T80">✓</text:span><text:span text:style-name="T81"><text:s/>Then 4th SUv model is not present</text:span></text:p>
      <text:p text:style-name="P82">[chrome 97.0.4692.71 windows #0-0]</text:p>
      <text:p text:style-name="P83">[chrome 97.0.4692.71 windows #0-0] TC -003 Verify that under Hybrids there are 2 estate models</text:p>
      <text:soft-page-break/>
      <text:p text:style-name="Normal"><text:span text:style-name="T84">[chrome 97.0.4692.71 windows #0-0] <text:s text:c="3"/></text:span><text:span text:style-name="T85">✓</text:span><text:span text:style-name="T86"><text:s/>Given I am on the homepage</text:span></text:p>
      <text:p text:style-name="Normal"><text:span text:style-name="T87">[chrome 97.0.4692.71 windows #0-0] <text:s text:c="3"/></text:span><text:span text:style-name="T88">✓</text:span><text:span text:style-name="T89"><text:s/>When ourCars is clicked</text:span></text:p>
      <text:p text:style-name="Normal"><text:span text:style-name="T90">[chrome 97.0.4692.71 windows #0-0] <text:s text:c="3"/></text:span><text:span text:style-name="T91">✓</text:span><text:span text:style-name="T92"><text:s/>Then Only 2 models of estate cars are seen under hybrid</text:span></text:p>
      <text:p text:style-name="P93">[chrome 97.0.4692.71 windows #0-0]</text:p>
      <text:p text:style-name="P94">[chrome 97.0.4692.71 windows #0-0] TC -004 Verify that under Hybrids there are 2 Sedan models</text:p>
      <text:p text:style-name="Normal"><text:span text:style-name="T95">[chrome 97.0.4692.71 windows #0-0] <text:s text:c="3"/></text:span><text:span text:style-name="T96">✓</text:span><text:span text:style-name="T97"><text:s/>Given I am on the homepage</text:span></text:p>
      <text:p text:style-name="Normal"><text:span text:style-name="T98">[chrome 97.0.4692.71 windows #0-0] <text:s text:c="3"/></text:span><text:span text:style-name="T99">✓</text:span><text:span text:style-name="T100"><text:s/>When ourCars is clicked</text:span></text:p>
      <text:p text:style-name="Normal"><text:span text:style-name="T101">[chrome 97.0.4692.71 windows #0-0] <text:s text:c="3"/></text:span><text:span text:style-name="T102">✓</text:span><text:span text:style-name="T103"><text:s/>Then only 2 models of Sedan cars are seen under hybrid</text:span></text:p>
      <text:p text:style-name="P104">[chrome 97.0.4692.71 windows #0-0]</text:p>
      <text:p text:style-name="P105">[chrome 97.0.4692.71 windows #0-0] TC -005 Verify that Hybrid is selected by default</text:p>
      <text:p text:style-name="Normal"><text:span text:style-name="T106">[chrome 97.0.4692.71 windows #0-0] <text:s text:c="3"/></text:span><text:span text:style-name="T107">✓</text:span><text:span text:style-name="T108"><text:s/>Given I am on the homepage</text:span></text:p>
      <text:p text:style-name="Normal"><text:span text:style-name="T109">[chrome 97.0.4692.71 windows #0-0] <text:s text:c="3"/></text:span><text:span text:style-name="T110">✓</text:span><text:span text:style-name="T111"><text:s/>When ourCars is clicked</text:span></text:p>
      <text:p text:style-name="Normal"><text:span text:style-name="T112">[chrome 97.0.4692.71 windows #0-0] <text:s text:c="3"/></text:span><text:span text:style-name="T113">✓</text:span><text:span text:style-name="T114"><text:s/>Then Hybrid Variant is selected by default</text:span></text:p>
      <text:p text:style-name="Normal"><text:span text:style-name="T115">[chrome 97.0.4692.71 windows #0-0] <text:s text:c="3"/></text:span><text:span text:style-name="T116">✓</text:span><text:span text:style-name="T117"><text:s/>And Electric variant is greyed</text:span></text:p>
      <text:p text:style-name="Normal"><text:span text:style-name="T118">[chrome 97.0.4692.71 windows #0-0] <text:s text:c="3"/></text:span><text:span text:style-name="T119">✓</text:span><text:span text:style-name="T120"><text:s/>And Mild hybrids variant is greyed</text:span></text:p>
      <text:p text:style-name="P121">[chrome 97.0.4692.71 windows #0-0]</text:p>
      <text:p text:style-name="P122">[chrome 97.0.4692.71 windows #0-0] TC -006 Verify that when Electric variant is selected,other 2 variants are greyed out</text:p>
      <text:p text:style-name="Normal"><text:span text:style-name="T123">[chrome 97.0.4692.71 windows #0-0] <text:s text:c="3"/></text:span><text:span text:style-name="T124">✓</text:span><text:span text:style-name="T125"><text:s/>Given I am on our Cars page</text:span></text:p>
      <text:p text:style-name="Normal"><text:span text:style-name="T126">[chrome 97.0.4692.71 windows #0-0] <text:s text:c="3"/></text:span><text:span text:style-name="T127">✓</text:span><text:span text:style-name="T128"><text:s/>When Electric variant is clicked</text:span></text:p>
      <text:p text:style-name="Normal"><text:span text:style-name="T129">[chrome 97.0.4692.71 windows #0-0] <text:s text:c="3"/></text:span><text:span text:style-name="T130">✓</text:span><text:span text:style-name="T131"><text:s/>Then Electric Variant is enabled</text:span></text:p>
      <text:p text:style-name="Normal"><text:span text:style-name="T132">[chrome 97.0.4692.71 windows #0-0] <text:s text:c="3"/></text:span><text:span text:style-name="T133">✓</text:span><text:span text:style-name="T134"><text:s/>And Hybrid variant is greyed</text:span></text:p>
      <text:p text:style-name="Normal"><text:span text:style-name="T135">[chrome 97.0.4692.71 windows #0-0] <text:s text:c="3"/></text:span><text:span text:style-name="T136">✓</text:span><text:span text:style-name="T137"><text:s/>And Mild hybrids variant is greyed</text:span></text:p>
      <text:p text:style-name="P138">[chrome 97.0.4692.71 windows #0-0]</text:p>
      <text:p text:style-name="P139">[chrome 97.0.4692.71 windows #0-0] 22 passing (10.2s)</text:p>
      <text:p text:style-name="P140"/>
      <text:p text:style-name="P141"/>
      <text:p text:style-name="P142">Spec Files: <text:s text:c="5"/>2 passed, 2 total (100% completed) in 00:00:15</text:p>
      <text:p text:style-name="P143"/>
      <text:p text:style-name="P144"/>
      <text:p text:style-name="P145"/>
      <text:p text:style-name="P146"/>
      <text:p text:style-name="P147"/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SE" style:language-asian="en" style:country-asian="S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fo:language="en" fo:country="SE" style:language-asian="en" style:country-asian="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mitha Shetty</meta:initial-creator>
    <dc:creator>Smitha Shetty</dc:creator>
    <meta:creation-date>2022-01-19T11:22:00Z</meta:creation-date>
    <dc:date>2022-01-19T13:34:00Z</dc:date>
    <meta:template xlink:href="Normal" xlink:type="simple"/>
    <meta:editing-cycles>8</meta:editing-cycles>
    <meta:editing-duration>PT7920S</meta:editing-duration>
    <meta:document-statistic meta:page-count="4" meta:paragraph-count="10" meta:word-count="786" meta:character-count="5258" meta:row-count="37" meta:non-whitespace-character-count="4482"/>
  </office:meta>
</office:document-meta>
</file>